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13.07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5.52mm"/>
    </style:style>
    <style:style style:name="co13" style:family="table-column">
      <style:table-column-properties fo:break-before="auto" style:column-width="7.62mm"/>
    </style:style>
    <style:style style:name="co14" style:family="table-column">
      <style:table-column-properties fo:break-before="auto" style:column-width="20.14mm"/>
    </style:style>
    <style:style style:name="co15" style:family="table-column">
      <style:table-column-properties fo:break-before="auto" style:column-width="8.71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10.34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 PL UKai TW" fo:font-size="14pt" style:font-name-asian="AR PL UKai TW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color="#000099" style:font-name="AR PL UKai TW" fo:font-size="14pt" style:font-name-asian="AR PL UKai TW" style:font-size-asian="14pt" style:font-size-complex="14pt"/>
    </style:style>
    <style:style style:name="ce3" style:family="table-cell" style:parent-style-name="Default">
      <style:text-properties fo:color="#000099" style:font-name="AR PL UKai TW" fo:font-size="14pt" style:font-name-asian="AR PL UKai TW" style:font-size-asian="14pt" style:font-size-complex="14pt"/>
    </style:style>
    <style:style style:name="ce4" style:family="table-cell" style:parent-style-name="Default">
      <style:text-properties fo:color="#cccccc" style:font-name="AR PL UKai TW" fo:font-size="14pt" style:font-name-asian="AR PL UKai TW" style:font-size-asian="14pt" style:font-size-complex="14pt"/>
    </style:style>
    <style:style style:name="ce5" style:family="table-cell" style:parent-style-name="Default">
      <style:table-cell-properties fo:background-color="transparent"/>
      <style:text-properties fo:color="#cccccc" style:font-name="AR PL UKai TW" fo:font-size="14pt" style:font-name-asian="AR PL UKai TW" style:font-size-asian="14pt" style:font-size-complex="14pt"/>
    </style:style>
    <style:style style:name="ce6" style:family="table-cell" style:parent-style-name="Default">
      <style:text-properties fo:color="#990000" style:font-name="AR PL UKai TW" fo:font-size="14pt" style:font-name-asian="AR PL UKai TW" style:font-size-asian="14pt" style:font-size-complex="14pt"/>
    </style:style>
    <style:style style:name="ce7" style:family="table-cell" style:parent-style-name="Default">
      <style:text-properties fo:color="#00ccff" style:font-name="AR PL UKai TW" fo:font-size="14pt" style:font-name-asian="AR PL UKai TW" style:font-size-asian="14pt" style:font-size-complex="14pt"/>
    </style:style>
    <style:style style:name="ce8" style:family="table-cell" style:parent-style-name="Default">
      <style:text-properties style:font-name="AR PL UKai TW" fo:font-size="14pt" style:font-size-asian="14pt" style:font-size-complex="14pt"/>
    </style:style>
    <style:style style:name="ce9" style:family="table-cell" style:parent-style-name="Default" style:data-style-name="N2">
      <style:text-properties fo:color="#cccccc"/>
    </style:style>
    <style:style style:name="ce10" style:family="table-cell" style:parent-style-name="Default" style:data-style-name="N2">
      <style:text-properties fo:color="#cccccc" style:font-name="AR PL UKai TW" fo:font-size="14pt" style:font-name-asian="AR PL UKai TW" style:font-size-asian="14pt" style:font-size-complex="14pt"/>
    </style:style>
  </office:automatic-styles>
  <office:body>
    <office:spreadsheet>
      <table:calculation-settings table:automatic-find-labels="false"/>
      <table:table table:name="pm-medical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1" table:visibility="collapse" table:default-cell-style-name="ce4"/>
        <table:table-column table:style-name="co2" table:visibility="collapse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9" table:default-cell-style-name="ce7"/>
        <table:table-column table:style-name="co10" table:default-cell-style-name="ce1"/>
        <table:table-column table:style-name="co11" table:default-cell-style-name="ce4"/>
        <table:table-column table:style-name="co12" table:visibility="collapse" table:default-cell-style-name="ce1"/>
        <table:table-column table:style-name="co13" table:default-cell-style-name="ce3"/>
        <table:table-column table:style-name="co7" table:default-cell-style-name="ce3"/>
        <table:table-column table:style-name="co14" table:default-cell-style-name="ce6"/>
        <table:table-column table:style-name="co15" table:default-cell-style-name="ce7"/>
        <table:table-column table:style-name="co16" table:default-cell-style-name="ce1"/>
        <table:table-column table:style-name="co17" table:default-cell-style-name="ce10"/>
        <table:table-column table:style-name="co18" table:default-cell-style-name="ce1"/>
        <table:table-column table:style-name="co19" table:number-columns-repeated="994" table:default-cell-style-name="ce1"/>
        <table:table-row table:style-name="ro1">
          <table:table-cell/>
          <table:table-cell table:style-name="ce2" office:value-type="string" calcext:value-type="string">
            <text:p>Primary Key</text:p>
          </table:table-cell>
          <table:table-cell table:number-columns-repeated="5"/>
          <table:table-cell office:value-type="string" calcext:value-type="string">
            <text:p>新序號</text:p>
          </table:table-cell>
          <table:table-cell/>
          <table:table-cell table:style-name="ce5"/>
          <table:table-cell table:style-name="ce2" office:value-type="string" calcext:value-type="string">
            <text:p>QI</text:p>
          </table:table-cell>
          <table:table-cell table:style-name="ce2"/>
          <table:table-cell office:value-type="string" calcext:value-type="string">
            <text:p>敏感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QI</text:p>
          </table:table-cell>
          <table:table-cell table:style-name="ce1"/>
          <table:table-cell office:value-type="string" calcext:value-type="string">
            <text:p>敏感</text:p>
          </table:table-cell>
          <table:table-cell table:style-name="ce1"/>
          <table:table-cell table:style-name="ce8" office:value-type="string" calcext:value-type="string">
            <text:p><text:s/>k-anonymity</text:p>
          </table:table-cell>
          <table:table-cell table:style-name="ce9"/>
          <table:table-cell office:value-type="string" calcext:value-type="string">
            <text:p>l-diversity</text:p>
          </table:table-cell>
          <table:table-cell table:number-columns-repeated="994"/>
        </table:table-row>
        <table:table-row table:style-name="ro1" table:visibility="collapse">
          <table:table-cell/>
          <table:table-cell table:style-name="ce2"/>
          <table:table-cell table:number-columns-repeated="7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2"/>
          <table:table-cell table:number-columns-repeated="3"/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formula="of:=MIN([.V3:.V999])" office:value-type="float" office:value="2" calcext:value-type="float">
            <text:p>2</text:p>
          </table:table-cell>
          <table:table-cell office:value-type="string" calcext:value-type="string">
            <text:p><text:a xlink:href="https://help.libreoffice.org/Calc/Array_Functions" xlink:type="simple">https://help.libreoffice.org/Calc/Array_Functions</text:a></text:p>
          </table:table-cell>
          <table:table-cell table:formula="of:=MIN([.X3:.X999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妙蛙草</text:p>
          </table:table-cell>
          <table:table-cell office:value-type="string" calcext:value-type="string">
            <text:p>A9613347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腎結石</text:p>
          </table:table-cell>
          <table:table-cell/>
          <table:table-cell office:value-type="float" office:value="1" calcext:value-type="float">
            <text:p>1</text:p>
          </table:table-cell>
          <table:table-cell table:formula="of:=RANK([.N3];[.N$3:.N$999];1)+COUNTIF([.N$3:.N3];[.N3])-1" office:value-type="float" office:value="10" calcext:value-type="float">
            <text:p>10</text:p>
          </table:table-cell>
          <table:table-cell office:value-type="string" calcext:value-type="string">
            <text:p>妙蛙草</text:p>
          </table:table-cell>
          <table:table-cell office:value-type="string" calcext:value-type="string">
            <text:p>A961334772</text:p>
          </table:table-cell>
          <table:table-cell table:formula="of:=FLOOR([.C3]/[.K$2])*[.K$2]" office:value-type="float" office:value="40" calcext:value-type="float">
            <text:p>40</text:p>
          </table:table-cell>
          <table:table-cell table:formula="of:=[.D3]" office:value-type="string" office:string-value="女" calcext:value-type="string">
            <text:p>女</text:p>
          </table:table-cell>
          <table:table-cell table:formula="of:=[.E3]" office:value-type="string" office:string-value="腎結石" calcext:value-type="string">
            <text:p>腎結石</text:p>
          </table:table-cell>
          <table:table-cell table:formula="of:=[.K3]+IF([.L3]=&quot;女&quot;;5;0)" office:value-type="float" office:value="45" calcext:value-type="float">
            <text:p>45</text:p>
          </table:table-cell>
          <table:table-cell/>
          <table:table-cell table:formula="of:=VLOOKUP([.$G3];[.$H$3:.$N$999];[.P$2];FALSE())" office:value-type="string" office:string-value="噴火龍" calcext:value-type="string">
            <text:p>噴火龍</text:p>
          </table:table-cell>
          <table:table-cell table:style-name="ce4" table:formula="of:=VLOOKUP([.$G3];[.$H$3:.$N$1000];[.Q$2];FALSE())" office:value-type="string" office:string-value="M423327915" calcext:value-type="string">
            <text:p>M423327915</text:p>
          </table:table-cell>
          <table:table-cell table:formula="of:=VLOOKUP([.$G3];[.$H$3:.$N$999];[.R$2];FALSE())" office:value-type="float" office:value="20" calcext:value-type="float">
            <text:p>20</text:p>
          </table:table-cell>
          <table:table-cell table:formula="of:=VLOOKUP([.$G3];[.$H$3:.$N$999];[.S$2];FALSE())" office:value-type="string" office:string-value="女" calcext:value-type="string">
            <text:p>女</text:p>
          </table:table-cell>
          <table:table-cell table:formula="of:=VLOOKUP([.$G3];[.$H$3:.$N$999];[.T$2];FALSE())" office:value-type="string" office:string-value="腸病毒" calcext:value-type="string">
            <text:p>腸病毒</text:p>
          </table:table-cell>
          <table:table-cell table:formula="of:=VLOOKUP([.$G3];[.$H$3:.$N$999];[.U$2];FALSE())" office:value-type="float" office:value="25" calcext:value-type="float">
            <text:p>25</text:p>
          </table:table-cell>
          <table:table-cell table:formula="of:=COUNTIF([.U$3:.U$999];[.U3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3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獨角蟲</text:p>
          </table:table-cell>
          <table:table-cell office:value-type="string" calcext:value-type="string">
            <text:p>C7945385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肝硬化</text:p>
          </table:table-cell>
          <table:table-cell/>
          <table:table-cell office:value-type="float" office:value="2" calcext:value-type="float">
            <text:p>2</text:p>
          </table:table-cell>
          <table:table-cell table:formula="of:=RANK([.N4];[.N$3:.N$999];1)+COUNTIF([.N$3:.N4];[.N4])-1" office:value-type="float" office:value="12" calcext:value-type="float">
            <text:p>12</text:p>
          </table:table-cell>
          <table:table-cell office:value-type="string" calcext:value-type="string">
            <text:p>獨角蟲</text:p>
          </table:table-cell>
          <table:table-cell office:value-type="string" calcext:value-type="string">
            <text:p>C794538520</text:p>
          </table:table-cell>
          <table:table-cell table:formula="of:=FLOOR([.C4]/[.K$2])*[.K$2]" office:value-type="float" office:value="50" calcext:value-type="float">
            <text:p>50</text:p>
          </table:table-cell>
          <table:table-cell table:formula="of:=[.D4]" office:value-type="string" office:string-value="男" calcext:value-type="string">
            <text:p>男</text:p>
          </table:table-cell>
          <table:table-cell table:formula="of:=[.E4]" office:value-type="string" office:string-value="肝硬化" calcext:value-type="string">
            <text:p>肝硬化</text:p>
          </table:table-cell>
          <table:table-cell table:formula="of:=[.K4]+IF([.L4]=&quot;女&quot;;5;0)" office:value-type="float" office:value="50" calcext:value-type="float">
            <text:p>50</text:p>
          </table:table-cell>
          <table:table-cell/>
          <table:table-cell table:formula="of:=VLOOKUP([.$G4];[.$H$3:.$N$999];[.P$2];FALSE())" office:value-type="string" office:string-value="巴大蝶" calcext:value-type="string">
            <text:p>巴大蝶</text:p>
          </table:table-cell>
          <table:table-cell table:style-name="ce4" table:formula="of:=VLOOKUP([.$G4];[.$H$3:.$N$1000];[.Q$2];FALSE())" office:value-type="string" office:string-value="B298639409" calcext:value-type="string">
            <text:p>B298639409</text:p>
          </table:table-cell>
          <table:table-cell table:formula="of:=VLOOKUP([.$G4];[.$H$3:.$N$999];[.R$2];FALSE())" office:value-type="float" office:value="20" calcext:value-type="float">
            <text:p>20</text:p>
          </table:table-cell>
          <table:table-cell table:formula="of:=VLOOKUP([.$G4];[.$H$3:.$N$999];[.S$2];FALSE())" office:value-type="string" office:string-value="女" calcext:value-type="string">
            <text:p>女</text:p>
          </table:table-cell>
          <table:table-cell table:formula="of:=VLOOKUP([.$G4];[.$H$3:.$N$999];[.T$2];FALSE())" office:value-type="string" office:string-value="肝硬化" calcext:value-type="string">
            <text:p>肝硬化</text:p>
          </table:table-cell>
          <table:table-cell table:formula="of:=VLOOKUP([.$G4];[.$H$3:.$N$999];[.U$2];FALSE())" office:value-type="float" office:value="25" calcext:value-type="float">
            <text:p>25</text:p>
          </table:table-cell>
          <table:table-cell table:formula="of:=COUNTIF([.U$3:.U$999];[.U4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4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妙蛙花</text:p>
          </table:table-cell>
          <table:table-cell office:value-type="string" calcext:value-type="string">
            <text:p>F93974688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肝硬化</text:p>
          </table:table-cell>
          <table:table-cell/>
          <table:table-cell office:value-type="float" office:value="3" calcext:value-type="float">
            <text:p>3</text:p>
          </table:table-cell>
          <table:table-cell table:formula="of:=RANK([.N5];[.N$3:.N$999];1)+COUNTIF([.N$3:.N5];[.N5])-1" office:value-type="float" office:value="19" calcext:value-type="float">
            <text:p>19</text:p>
          </table:table-cell>
          <table:table-cell office:value-type="string" calcext:value-type="string">
            <text:p>妙蛙花</text:p>
          </table:table-cell>
          <table:table-cell office:value-type="string" calcext:value-type="string">
            <text:p>F939746887</text:p>
          </table:table-cell>
          <table:table-cell table:formula="of:=FLOOR([.C5]/[.K$2])*[.K$2]" office:value-type="float" office:value="60" calcext:value-type="float">
            <text:p>60</text:p>
          </table:table-cell>
          <table:table-cell table:formula="of:=[.D5]" office:value-type="string" office:string-value="女" calcext:value-type="string">
            <text:p>女</text:p>
          </table:table-cell>
          <table:table-cell table:formula="of:=[.E5]" office:value-type="string" office:string-value="肝硬化" calcext:value-type="string">
            <text:p>肝硬化</text:p>
          </table:table-cell>
          <table:table-cell table:formula="of:=[.K5]+IF([.L5]=&quot;女&quot;;5;0)" office:value-type="float" office:value="65" calcext:value-type="float">
            <text:p>65</text:p>
          </table:table-cell>
          <table:table-cell/>
          <table:table-cell table:formula="of:=VLOOKUP([.$G5];[.$H$3:.$N$999];[.P$2];FALSE())" office:value-type="string" office:string-value="火恐龍" calcext:value-type="string">
            <text:p>火恐龍</text:p>
          </table:table-cell>
          <table:table-cell table:style-name="ce4" table:formula="of:=VLOOKUP([.$G5];[.$H$3:.$N$1000];[.Q$2];FALSE())" office:value-type="string" office:string-value="G450814920" calcext:value-type="string">
            <text:p>G450814920</text:p>
          </table:table-cell>
          <table:table-cell table:formula="of:=VLOOKUP([.$G5];[.$H$3:.$N$999];[.R$2];FALSE())" office:value-type="float" office:value="30" calcext:value-type="float">
            <text:p>30</text:p>
          </table:table-cell>
          <table:table-cell table:formula="of:=VLOOKUP([.$G5];[.$H$3:.$N$999];[.S$2];FALSE())" office:value-type="string" office:string-value="男" calcext:value-type="string">
            <text:p>男</text:p>
          </table:table-cell>
          <table:table-cell table:formula="of:=VLOOKUP([.$G5];[.$H$3:.$N$999];[.T$2];FALSE())" office:value-type="string" office:string-value="腸病毒" calcext:value-type="string">
            <text:p>腸病毒</text:p>
          </table:table-cell>
          <table:table-cell table:formula="of:=VLOOKUP([.$G5];[.$H$3:.$N$999];[.U$2];FALSE())" office:value-type="float" office:value="30" calcext:value-type="float">
            <text:p>30</text:p>
          </table:table-cell>
          <table:table-cell table:formula="of:=COUNTIF([.U$3:.U$999];[.U5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5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小火龍</text:p>
          </table:table-cell>
          <table:table-cell office:value-type="string" calcext:value-type="string">
            <text:p>D5385857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高血壓</text:p>
          </table:table-cell>
          <table:table-cell/>
          <table:table-cell office:value-type="float" office:value="4" calcext:value-type="float">
            <text:p>4</text:p>
          </table:table-cell>
          <table:table-cell table:formula="of:=RANK([.N6];[.N$3:.N$999];1)+COUNTIF([.N$3:.N6];[.N6])-1" office:value-type="float" office:value="7" calcext:value-type="float">
            <text:p>7</text:p>
          </table:table-cell>
          <table:table-cell office:value-type="string" calcext:value-type="string">
            <text:p>小火龍</text:p>
          </table:table-cell>
          <table:table-cell office:value-type="string" calcext:value-type="string">
            <text:p>D538585773</text:p>
          </table:table-cell>
          <table:table-cell table:formula="of:=FLOOR([.C6]/[.K$2])*[.K$2]" office:value-type="float" office:value="40" calcext:value-type="float">
            <text:p>40</text:p>
          </table:table-cell>
          <table:table-cell table:formula="of:=[.D6]" office:value-type="string" office:string-value="男" calcext:value-type="string">
            <text:p>男</text:p>
          </table:table-cell>
          <table:table-cell table:formula="of:=[.E6]" office:value-type="string" office:string-value="高血壓" calcext:value-type="string">
            <text:p>高血壓</text:p>
          </table:table-cell>
          <table:table-cell table:formula="of:=[.K6]+IF([.L6]=&quot;女&quot;;5;0)" office:value-type="float" office:value="40" calcext:value-type="float">
            <text:p>40</text:p>
          </table:table-cell>
          <table:table-cell/>
          <table:table-cell table:formula="of:=VLOOKUP([.$G6];[.$H$3:.$N$999];[.P$2];FALSE())" office:value-type="string" office:string-value="小拉達" calcext:value-type="string">
            <text:p>小拉達</text:p>
          </table:table-cell>
          <table:table-cell table:style-name="ce4" table:formula="of:=VLOOKUP([.$G6];[.$H$3:.$N$1000];[.Q$2];FALSE())" office:value-type="string" office:string-value="V933603477" calcext:value-type="string">
            <text:p>V933603477</text:p>
          </table:table-cell>
          <table:table-cell table:formula="of:=VLOOKUP([.$G6];[.$H$3:.$N$999];[.R$2];FALSE())" office:value-type="float" office:value="30" calcext:value-type="float">
            <text:p>30</text:p>
          </table:table-cell>
          <table:table-cell table:formula="of:=VLOOKUP([.$G6];[.$H$3:.$N$999];[.S$2];FALSE())" office:value-type="string" office:string-value="男" calcext:value-type="string">
            <text:p>男</text:p>
          </table:table-cell>
          <table:table-cell table:formula="of:=VLOOKUP([.$G6];[.$H$3:.$N$999];[.T$2];FALSE())" office:value-type="string" office:string-value="腸病毒" calcext:value-type="string">
            <text:p>腸病毒</text:p>
          </table:table-cell>
          <table:table-cell table:formula="of:=VLOOKUP([.$G6];[.$H$3:.$N$999];[.U$2];FALSE())" office:value-type="float" office:value="30" calcext:value-type="float">
            <text:p>30</text:p>
          </table:table-cell>
          <table:table-cell table:formula="of:=COUNTIF([.U$3:.U$999];[.U6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6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火恐龍</text:p>
          </table:table-cell>
          <table:table-cell office:value-type="string" calcext:value-type="string">
            <text:p>G4508149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5" calcext:value-type="float">
            <text:p>5</text:p>
          </table:table-cell>
          <table:table-cell table:formula="of:=RANK([.N7];[.N$3:.N$999];1)+COUNTIF([.N$3:.N7];[.N7])-1" office:value-type="float" office:value="3" calcext:value-type="float">
            <text:p>3</text:p>
          </table:table-cell>
          <table:table-cell office:value-type="string" calcext:value-type="string">
            <text:p>火恐龍</text:p>
          </table:table-cell>
          <table:table-cell office:value-type="string" calcext:value-type="string">
            <text:p>G450814920</text:p>
          </table:table-cell>
          <table:table-cell table:formula="of:=FLOOR([.C7]/[.K$2])*[.K$2]" office:value-type="float" office:value="30" calcext:value-type="float">
            <text:p>30</text:p>
          </table:table-cell>
          <table:table-cell table:formula="of:=[.D7]" office:value-type="string" office:string-value="男" calcext:value-type="string">
            <text:p>男</text:p>
          </table:table-cell>
          <table:table-cell table:formula="of:=[.E7]" office:value-type="string" office:string-value="腸病毒" calcext:value-type="string">
            <text:p>腸病毒</text:p>
          </table:table-cell>
          <table:table-cell table:formula="of:=[.K7]+IF([.L7]=&quot;女&quot;;5;0)" office:value-type="float" office:value="30" calcext:value-type="float">
            <text:p>30</text:p>
          </table:table-cell>
          <table:table-cell/>
          <table:table-cell table:formula="of:=VLOOKUP([.$G7];[.$H$3:.$N$999];[.P$2];FALSE())" office:value-type="string" office:string-value="鐵甲蛹" calcext:value-type="string">
            <text:p>鐵甲蛹</text:p>
          </table:table-cell>
          <table:table-cell table:style-name="ce4" table:formula="of:=VLOOKUP([.$G7];[.$H$3:.$N$1000];[.Q$2];FALSE())" office:value-type="string" office:string-value="U931210081" calcext:value-type="string">
            <text:p>U931210081</text:p>
          </table:table-cell>
          <table:table-cell table:formula="of:=VLOOKUP([.$G7];[.$H$3:.$N$999];[.R$2];FALSE())" office:value-type="float" office:value="30" calcext:value-type="float">
            <text:p>30</text:p>
          </table:table-cell>
          <table:table-cell table:formula="of:=VLOOKUP([.$G7];[.$H$3:.$N$999];[.S$2];FALSE())" office:value-type="string" office:string-value="女" calcext:value-type="string">
            <text:p>女</text:p>
          </table:table-cell>
          <table:table-cell table:formula="of:=VLOOKUP([.$G7];[.$H$3:.$N$999];[.T$2];FALSE())" office:value-type="string" office:string-value="高血壓" calcext:value-type="string">
            <text:p>高血壓</text:p>
          </table:table-cell>
          <table:table-cell table:formula="of:=VLOOKUP([.$G7];[.$H$3:.$N$999];[.U$2];FALSE())" office:value-type="float" office:value="35" calcext:value-type="float">
            <text:p>35</text:p>
          </table:table-cell>
          <table:table-cell table:formula="of:=COUNTIF([.U$3:.U$999];[.U7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7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噴火龍</text:p>
          </table:table-cell>
          <table:table-cell office:value-type="string" calcext:value-type="string">
            <text:p>M4233279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6" calcext:value-type="float">
            <text:p>6</text:p>
          </table:table-cell>
          <table:table-cell table:formula="of:=RANK([.N8];[.N$3:.N$999];1)+COUNTIF([.N$3:.N8];[.N8])-1" office:value-type="float" office:value="1" calcext:value-type="float">
            <text:p>1</text:p>
          </table:table-cell>
          <table:table-cell office:value-type="string" calcext:value-type="string">
            <text:p>噴火龍</text:p>
          </table:table-cell>
          <table:table-cell office:value-type="string" calcext:value-type="string">
            <text:p>M423327915</text:p>
          </table:table-cell>
          <table:table-cell table:formula="of:=FLOOR([.C8]/[.K$2])*[.K$2]" office:value-type="float" office:value="20" calcext:value-type="float">
            <text:p>20</text:p>
          </table:table-cell>
          <table:table-cell table:formula="of:=[.D8]" office:value-type="string" office:string-value="女" calcext:value-type="string">
            <text:p>女</text:p>
          </table:table-cell>
          <table:table-cell table:formula="of:=[.E8]" office:value-type="string" office:string-value="腸病毒" calcext:value-type="string">
            <text:p>腸病毒</text:p>
          </table:table-cell>
          <table:table-cell table:formula="of:=[.K8]+IF([.L8]=&quot;女&quot;;5;0)" office:value-type="float" office:value="25" calcext:value-type="float">
            <text:p>25</text:p>
          </table:table-cell>
          <table:table-cell/>
          <table:table-cell table:formula="of:=VLOOKUP([.$G8];[.$H$3:.$N$999];[.P$2];FALSE())" office:value-type="string" office:string-value="鐵殼蛹" calcext:value-type="string">
            <text:p>鐵殼蛹</text:p>
          </table:table-cell>
          <table:table-cell table:style-name="ce4" table:formula="of:=VLOOKUP([.$G8];[.$H$3:.$N$1000];[.Q$2];FALSE())" office:value-type="string" office:string-value="X732166504" calcext:value-type="string">
            <text:p>X732166504</text:p>
          </table:table-cell>
          <table:table-cell table:formula="of:=VLOOKUP([.$G8];[.$H$3:.$N$999];[.R$2];FALSE())" office:value-type="float" office:value="30" calcext:value-type="float">
            <text:p>30</text:p>
          </table:table-cell>
          <table:table-cell table:formula="of:=VLOOKUP([.$G8];[.$H$3:.$N$999];[.S$2];FALSE())" office:value-type="string" office:string-value="女" calcext:value-type="string">
            <text:p>女</text:p>
          </table:table-cell>
          <table:table-cell table:formula="of:=VLOOKUP([.$G8];[.$H$3:.$N$999];[.T$2];FALSE())" office:value-type="string" office:string-value="糖尿病" calcext:value-type="string">
            <text:p>糖尿病</text:p>
          </table:table-cell>
          <table:table-cell table:formula="of:=VLOOKUP([.$G8];[.$H$3:.$N$999];[.U$2];FALSE())" office:value-type="float" office:value="35" calcext:value-type="float">
            <text:p>35</text:p>
          </table:table-cell>
          <table:table-cell table:formula="of:=COUNTIF([.U$3:.U$999];[.U8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8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傑尼龜</text:p>
          </table:table-cell>
          <table:table-cell office:value-type="string" calcext:value-type="string">
            <text:p>L942314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糖尿病</text:p>
          </table:table-cell>
          <table:table-cell/>
          <table:table-cell office:value-type="float" office:value="7" calcext:value-type="float">
            <text:p>7</text:p>
          </table:table-cell>
          <table:table-cell table:formula="of:=RANK([.N9];[.N$3:.N$999];1)+COUNTIF([.N$3:.N9];[.N9])-1" office:value-type="float" office:value="8" calcext:value-type="float">
            <text:p>8</text:p>
          </table:table-cell>
          <table:table-cell office:value-type="string" calcext:value-type="string">
            <text:p>傑尼龜</text:p>
          </table:table-cell>
          <table:table-cell office:value-type="string" calcext:value-type="string">
            <text:p>L942314128</text:p>
          </table:table-cell>
          <table:table-cell table:formula="of:=FLOOR([.C9]/[.K$2])*[.K$2]" office:value-type="float" office:value="40" calcext:value-type="float">
            <text:p>40</text:p>
          </table:table-cell>
          <table:table-cell table:formula="of:=[.D9]" office:value-type="string" office:string-value="男" calcext:value-type="string">
            <text:p>男</text:p>
          </table:table-cell>
          <table:table-cell table:formula="of:=[.E9]" office:value-type="string" office:string-value="糖尿病" calcext:value-type="string">
            <text:p>糖尿病</text:p>
          </table:table-cell>
          <table:table-cell table:formula="of:=[.K9]+IF([.L9]=&quot;女&quot;;5;0)" office:value-type="float" office:value="40" calcext:value-type="float">
            <text:p>40</text:p>
          </table:table-cell>
          <table:table-cell/>
          <table:table-cell table:formula="of:=VLOOKUP([.$G9];[.$H$3:.$N$999];[.P$2];FALSE())" office:value-type="string" office:string-value="小火龍" calcext:value-type="string">
            <text:p>小火龍</text:p>
          </table:table-cell>
          <table:table-cell table:style-name="ce4" table:formula="of:=VLOOKUP([.$G9];[.$H$3:.$N$1000];[.Q$2];FALSE())" office:value-type="string" office:string-value="D538585773" calcext:value-type="string">
            <text:p>D538585773</text:p>
          </table:table-cell>
          <table:table-cell table:formula="of:=VLOOKUP([.$G9];[.$H$3:.$N$999];[.R$2];FALSE())" office:value-type="float" office:value="40" calcext:value-type="float">
            <text:p>40</text:p>
          </table:table-cell>
          <table:table-cell table:formula="of:=VLOOKUP([.$G9];[.$H$3:.$N$999];[.S$2];FALSE())" office:value-type="string" office:string-value="男" calcext:value-type="string">
            <text:p>男</text:p>
          </table:table-cell>
          <table:table-cell table:formula="of:=VLOOKUP([.$G9];[.$H$3:.$N$999];[.T$2];FALSE())" office:value-type="string" office:string-value="高血壓" calcext:value-type="string">
            <text:p>高血壓</text:p>
          </table:table-cell>
          <table:table-cell table:formula="of:=VLOOKUP([.$G9];[.$H$3:.$N$999];[.U$2];FALSE())" office:value-type="float" office:value="40" calcext:value-type="float">
            <text:p>40</text:p>
          </table:table-cell>
          <table:table-cell table:formula="of:=COUNTIF([.U$3:.U$999];[.U9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9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卡咪龜</text:p>
          </table:table-cell>
          <table:table-cell office:value-type="string" calcext:value-type="string">
            <text:p>K9462540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青光眼</text:p>
          </table:table-cell>
          <table:table-cell/>
          <table:table-cell office:value-type="float" office:value="8" calcext:value-type="float">
            <text:p>8</text:p>
          </table:table-cell>
          <table:table-cell table:formula="of:=RANK([.N10];[.N$3:.N$999];1)+COUNTIF([.N$3:.N10];[.N10])-1" office:value-type="float" office:value="20" calcext:value-type="float">
            <text:p>20</text:p>
          </table:table-cell>
          <table:table-cell office:value-type="string" calcext:value-type="string">
            <text:p>卡咪龜</text:p>
          </table:table-cell>
          <table:table-cell office:value-type="string" calcext:value-type="string">
            <text:p>K946254091</text:p>
          </table:table-cell>
          <table:table-cell table:formula="of:=FLOOR([.C10]/[.K$2])*[.K$2]" office:value-type="float" office:value="60" calcext:value-type="float">
            <text:p>60</text:p>
          </table:table-cell>
          <table:table-cell table:formula="of:=[.D10]" office:value-type="string" office:string-value="女" calcext:value-type="string">
            <text:p>女</text:p>
          </table:table-cell>
          <table:table-cell table:formula="of:=[.E10]" office:value-type="string" office:string-value="青光眼" calcext:value-type="string">
            <text:p>青光眼</text:p>
          </table:table-cell>
          <table:table-cell table:formula="of:=[.K10]+IF([.L10]=&quot;女&quot;;5;0)" office:value-type="float" office:value="65" calcext:value-type="float">
            <text:p>65</text:p>
          </table:table-cell>
          <table:table-cell/>
          <table:table-cell table:formula="of:=VLOOKUP([.$G10];[.$H$3:.$N$999];[.P$2];FALSE())" office:value-type="string" office:string-value="傑尼龜" calcext:value-type="string">
            <text:p>傑尼龜</text:p>
          </table:table-cell>
          <table:table-cell table:style-name="ce4" table:formula="of:=VLOOKUP([.$G10];[.$H$3:.$N$1000];[.Q$2];FALSE())" office:value-type="string" office:string-value="L942314128" calcext:value-type="string">
            <text:p>L942314128</text:p>
          </table:table-cell>
          <table:table-cell table:formula="of:=VLOOKUP([.$G10];[.$H$3:.$N$999];[.R$2];FALSE())" office:value-type="float" office:value="40" calcext:value-type="float">
            <text:p>40</text:p>
          </table:table-cell>
          <table:table-cell table:formula="of:=VLOOKUP([.$G10];[.$H$3:.$N$999];[.S$2];FALSE())" office:value-type="string" office:string-value="男" calcext:value-type="string">
            <text:p>男</text:p>
          </table:table-cell>
          <table:table-cell table:formula="of:=VLOOKUP([.$G10];[.$H$3:.$N$999];[.T$2];FALSE())" office:value-type="string" office:string-value="糖尿病" calcext:value-type="string">
            <text:p>糖尿病</text:p>
          </table:table-cell>
          <table:table-cell table:formula="of:=VLOOKUP([.$G10];[.$H$3:.$N$999];[.U$2];FALSE())" office:value-type="float" office:value="40" calcext:value-type="float">
            <text:p>40</text:p>
          </table:table-cell>
          <table:table-cell table:formula="of:=COUNTIF([.U$3:.U$999];[.U10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10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水箭龜</text:p>
          </table:table-cell>
          <table:table-cell office:value-type="string" calcext:value-type="string">
            <text:p>T4679735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9" calcext:value-type="float">
            <text:p>9</text:p>
          </table:table-cell>
          <table:table-cell table:formula="of:=RANK([.N11];[.N$3:.N$999];1)+COUNTIF([.N$3:.N11];[.N11])-1" office:value-type="float" office:value="13" calcext:value-type="float">
            <text:p>13</text:p>
          </table:table-cell>
          <table:table-cell office:value-type="string" calcext:value-type="string">
            <text:p>水箭龜</text:p>
          </table:table-cell>
          <table:table-cell office:value-type="string" calcext:value-type="string">
            <text:p>T467973549</text:p>
          </table:table-cell>
          <table:table-cell table:formula="of:=FLOOR([.C11]/[.K$2])*[.K$2]" office:value-type="float" office:value="50" calcext:value-type="float">
            <text:p>50</text:p>
          </table:table-cell>
          <table:table-cell table:formula="of:=[.D11]" office:value-type="string" office:string-value="男" calcext:value-type="string">
            <text:p>男</text:p>
          </table:table-cell>
          <table:table-cell table:formula="of:=[.E11]" office:value-type="string" office:string-value="腸病毒" calcext:value-type="string">
            <text:p>腸病毒</text:p>
          </table:table-cell>
          <table:table-cell table:formula="of:=[.K11]+IF([.L11]=&quot;女&quot;;5;0)" office:value-type="float" office:value="50" calcext:value-type="float">
            <text:p>50</text:p>
          </table:table-cell>
          <table:table-cell/>
          <table:table-cell table:formula="of:=VLOOKUP([.$G11];[.$H$3:.$N$999];[.P$2];FALSE())" office:value-type="string" office:string-value="綠毛蟲" calcext:value-type="string">
            <text:p>綠毛蟲</text:p>
          </table:table-cell>
          <table:table-cell table:style-name="ce4" table:formula="of:=VLOOKUP([.$G11];[.$H$3:.$N$1000];[.Q$2];FALSE())" office:value-type="string" office:string-value="S949295493" calcext:value-type="string">
            <text:p>S949295493</text:p>
          </table:table-cell>
          <table:table-cell table:formula="of:=VLOOKUP([.$G11];[.$H$3:.$N$999];[.R$2];FALSE())" office:value-type="float" office:value="40" calcext:value-type="float">
            <text:p>40</text:p>
          </table:table-cell>
          <table:table-cell table:formula="of:=VLOOKUP([.$G11];[.$H$3:.$N$999];[.S$2];FALSE())" office:value-type="string" office:string-value="男" calcext:value-type="string">
            <text:p>男</text:p>
          </table:table-cell>
          <table:table-cell table:formula="of:=VLOOKUP([.$G11];[.$H$3:.$N$999];[.T$2];FALSE())" office:value-type="string" office:string-value="高血壓" calcext:value-type="string">
            <text:p>高血壓</text:p>
          </table:table-cell>
          <table:table-cell table:formula="of:=VLOOKUP([.$G11];[.$H$3:.$N$999];[.U$2];FALSE())" office:value-type="float" office:value="40" calcext:value-type="float">
            <text:p>40</text:p>
          </table:table-cell>
          <table:table-cell table:formula="of:=COUNTIF([.U$3:.U$999];[.U11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1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綠毛蟲</text:p>
          </table:table-cell>
          <table:table-cell office:value-type="string" calcext:value-type="string">
            <text:p>S9492954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高血壓</text:p>
          </table:table-cell>
          <table:table-cell office:value-type="string" calcext:value-type="string">
            <text:p>'==&gt;</text:p>
          </table:table-cell>
          <table:table-cell office:value-type="float" office:value="10" calcext:value-type="float">
            <text:p>10</text:p>
          </table:table-cell>
          <table:table-cell table:formula="of:=RANK([.N12];[.N$3:.N$999];1)+COUNTIF([.N$3:.N12];[.N12])-1" office:value-type="float" office:value="9" calcext:value-type="float">
            <text:p>9</text:p>
          </table:table-cell>
          <table:table-cell office:value-type="string" calcext:value-type="string">
            <text:p>綠毛蟲</text:p>
          </table:table-cell>
          <table:table-cell office:value-type="string" calcext:value-type="string">
            <text:p>S949295493</text:p>
          </table:table-cell>
          <table:table-cell table:formula="of:=FLOOR([.C12]/[.K$2])*[.K$2]" office:value-type="float" office:value="40" calcext:value-type="float">
            <text:p>40</text:p>
          </table:table-cell>
          <table:table-cell table:formula="of:=[.D12]" office:value-type="string" office:string-value="男" calcext:value-type="string">
            <text:p>男</text:p>
          </table:table-cell>
          <table:table-cell table:formula="of:=[.E12]" office:value-type="string" office:string-value="高血壓" calcext:value-type="string">
            <text:p>高血壓</text:p>
          </table:table-cell>
          <table:table-cell table:formula="of:=[.K12]+IF([.L12]=&quot;女&quot;;5;0)" office:value-type="float" office:value="40" calcext:value-type="float">
            <text:p>40</text:p>
          </table:table-cell>
          <table:table-cell office:value-type="string" calcext:value-type="string">
            <text:p>'==&gt;</text:p>
          </table:table-cell>
          <table:table-cell table:formula="of:=VLOOKUP([.$G12];[.$H$3:.$N$999];[.P$2];FALSE())" office:value-type="string" office:string-value="妙蛙草" calcext:value-type="string">
            <text:p>妙蛙草</text:p>
          </table:table-cell>
          <table:table-cell table:style-name="ce4" table:formula="of:=VLOOKUP([.$G12];[.$H$3:.$N$1000];[.Q$2];FALSE())" office:value-type="string" office:string-value="A961334772" calcext:value-type="string">
            <text:p>A961334772</text:p>
          </table:table-cell>
          <table:table-cell table:formula="of:=VLOOKUP([.$G12];[.$H$3:.$N$999];[.R$2];FALSE())" office:value-type="float" office:value="40" calcext:value-type="float">
            <text:p>40</text:p>
          </table:table-cell>
          <table:table-cell table:formula="of:=VLOOKUP([.$G12];[.$H$3:.$N$999];[.S$2];FALSE())" office:value-type="string" office:string-value="女" calcext:value-type="string">
            <text:p>女</text:p>
          </table:table-cell>
          <table:table-cell table:formula="of:=VLOOKUP([.$G12];[.$H$3:.$N$999];[.T$2];FALSE())" office:value-type="string" office:string-value="腎結石" calcext:value-type="string">
            <text:p>腎結石</text:p>
          </table:table-cell>
          <table:table-cell table:formula="of:=VLOOKUP([.$G12];[.$H$3:.$N$999];[.U$2];FALSE())" office:value-type="float" office:value="45" calcext:value-type="float">
            <text:p>45</text:p>
          </table:table-cell>
          <table:table-cell table:formula="of:=COUNTIF([.U$3:.U$999];[.U12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2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鐵甲蛹</text:p>
          </table:table-cell>
          <table:table-cell office:value-type="string" calcext:value-type="string">
            <text:p>U9312100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高血壓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ANK([.N13];[.N$3:.N$999];1)+COUNTIF([.N$3:.N13];[.N13])-1" office:value-type="float" office:value="5" calcext:value-type="float">
            <text:p>5</text:p>
          </table:table-cell>
          <table:table-cell office:value-type="string" calcext:value-type="string">
            <text:p>鐵甲蛹</text:p>
          </table:table-cell>
          <table:table-cell office:value-type="string" calcext:value-type="string">
            <text:p>U931210081</text:p>
          </table:table-cell>
          <table:table-cell table:formula="of:=FLOOR([.C13]/[.K$2])*[.K$2]" office:value-type="float" office:value="30" calcext:value-type="float">
            <text:p>30</text:p>
          </table:table-cell>
          <table:table-cell table:formula="of:=[.D13]" office:value-type="string" office:string-value="女" calcext:value-type="string">
            <text:p>女</text:p>
          </table:table-cell>
          <table:table-cell table:formula="of:=[.E13]" office:value-type="string" office:string-value="高血壓" calcext:value-type="string">
            <text:p>高血壓</text:p>
          </table:table-cell>
          <table:table-cell table:formula="of:=[.K13]+IF([.L13]=&quot;女&quot;;5;0)" office:value-type="float" office:value="35" calcext:value-type="float">
            <text:p>35</text:p>
          </table:table-cell>
          <table:table-cell/>
          <table:table-cell table:formula="of:=VLOOKUP([.$G13];[.$H$3:.$N$999];[.P$2];FALSE())" office:value-type="string" office:string-value="皮卡丘" calcext:value-type="string">
            <text:p>皮卡丘</text:p>
          </table:table-cell>
          <table:table-cell table:style-name="ce4" table:formula="of:=VLOOKUP([.$G13];[.$H$3:.$N$1000];[.Q$2];FALSE())" office:value-type="string" office:string-value="Q946234788" calcext:value-type="string">
            <text:p>Q946234788</text:p>
          </table:table-cell>
          <table:table-cell table:formula="of:=VLOOKUP([.$G13];[.$H$3:.$N$999];[.R$2];FALSE())" office:value-type="float" office:value="40" calcext:value-type="float">
            <text:p>40</text:p>
          </table:table-cell>
          <table:table-cell table:formula="of:=VLOOKUP([.$G13];[.$H$3:.$N$999];[.S$2];FALSE())" office:value-type="string" office:string-value="女" calcext:value-type="string">
            <text:p>女</text:p>
          </table:table-cell>
          <table:table-cell table:formula="of:=VLOOKUP([.$G13];[.$H$3:.$N$999];[.T$2];FALSE())" office:value-type="string" office:string-value="腎結石" calcext:value-type="string">
            <text:p>腎結石</text:p>
          </table:table-cell>
          <table:table-cell table:formula="of:=VLOOKUP([.$G13];[.$H$3:.$N$999];[.U$2];FALSE())" office:value-type="float" office:value="45" calcext:value-type="float">
            <text:p>45</text:p>
          </table:table-cell>
          <table:table-cell table:formula="of:=COUNTIF([.U$3:.U$999];[.U13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3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巴大蝶</text:p>
          </table:table-cell>
          <table:table-cell office:value-type="string" calcext:value-type="string">
            <text:p>B2986394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肝硬化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ANK([.N14];[.N$3:.N$999];1)+COUNTIF([.N$3:.N14];[.N14])-1" office:value-type="float" office:value="2" calcext:value-type="float">
            <text:p>2</text:p>
          </table:table-cell>
          <table:table-cell office:value-type="string" calcext:value-type="string">
            <text:p>巴大蝶</text:p>
          </table:table-cell>
          <table:table-cell office:value-type="string" calcext:value-type="string">
            <text:p>B298639409</text:p>
          </table:table-cell>
          <table:table-cell table:formula="of:=FLOOR([.C14]/[.K$2])*[.K$2]" office:value-type="float" office:value="20" calcext:value-type="float">
            <text:p>20</text:p>
          </table:table-cell>
          <table:table-cell table:formula="of:=[.D14]" office:value-type="string" office:string-value="女" calcext:value-type="string">
            <text:p>女</text:p>
          </table:table-cell>
          <table:table-cell table:formula="of:=[.E14]" office:value-type="string" office:string-value="肝硬化" calcext:value-type="string">
            <text:p>肝硬化</text:p>
          </table:table-cell>
          <table:table-cell table:formula="of:=[.K14]+IF([.L14]=&quot;女&quot;;5;0)" office:value-type="float" office:value="25" calcext:value-type="float">
            <text:p>25</text:p>
          </table:table-cell>
          <table:table-cell/>
          <table:table-cell table:formula="of:=VLOOKUP([.$G14];[.$H$3:.$N$999];[.P$2];FALSE())" office:value-type="string" office:string-value="獨角蟲" calcext:value-type="string">
            <text:p>獨角蟲</text:p>
          </table:table-cell>
          <table:table-cell table:style-name="ce4" table:formula="of:=VLOOKUP([.$G14];[.$H$3:.$N$1000];[.Q$2];FALSE())" office:value-type="string" office:string-value="C794538520" calcext:value-type="string">
            <text:p>C794538520</text:p>
          </table:table-cell>
          <table:table-cell table:formula="of:=VLOOKUP([.$G14];[.$H$3:.$N$999];[.R$2];FALSE())" office:value-type="float" office:value="50" calcext:value-type="float">
            <text:p>50</text:p>
          </table:table-cell>
          <table:table-cell table:formula="of:=VLOOKUP([.$G14];[.$H$3:.$N$999];[.S$2];FALSE())" office:value-type="string" office:string-value="男" calcext:value-type="string">
            <text:p>男</text:p>
          </table:table-cell>
          <table:table-cell table:formula="of:=VLOOKUP([.$G14];[.$H$3:.$N$999];[.T$2];FALSE())" office:value-type="string" office:string-value="肝硬化" calcext:value-type="string">
            <text:p>肝硬化</text:p>
          </table:table-cell>
          <table:table-cell table:formula="of:=VLOOKUP([.$G14];[.$H$3:.$N$999];[.U$2];FALSE())" office:value-type="float" office:value="50" calcext:value-type="float">
            <text:p>50</text:p>
          </table:table-cell>
          <table:table-cell table:formula="of:=COUNTIF([.U$3:.U$999];[.U14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14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鐵殼蛹</text:p>
          </table:table-cell>
          <table:table-cell office:value-type="string" calcext:value-type="string">
            <text:p>X732166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糖尿病</text:p>
          </table:table-cell>
          <table:table-cell/>
          <table:table-cell office:value-type="float" office:value="13" calcext:value-type="float">
            <text:p>13</text:p>
          </table:table-cell>
          <table:table-cell table:formula="of:=RANK([.N15];[.N$3:.N$999];1)+COUNTIF([.N$3:.N15];[.N15])-1" office:value-type="float" office:value="6" calcext:value-type="float">
            <text:p>6</text:p>
          </table:table-cell>
          <table:table-cell office:value-type="string" calcext:value-type="string">
            <text:p>鐵殼蛹</text:p>
          </table:table-cell>
          <table:table-cell office:value-type="string" calcext:value-type="string">
            <text:p>X732166504</text:p>
          </table:table-cell>
          <table:table-cell table:formula="of:=FLOOR([.C15]/[.K$2])*[.K$2]" office:value-type="float" office:value="30" calcext:value-type="float">
            <text:p>30</text:p>
          </table:table-cell>
          <table:table-cell table:formula="of:=[.D15]" office:value-type="string" office:string-value="女" calcext:value-type="string">
            <text:p>女</text:p>
          </table:table-cell>
          <table:table-cell table:formula="of:=[.E15]" office:value-type="string" office:string-value="糖尿病" calcext:value-type="string">
            <text:p>糖尿病</text:p>
          </table:table-cell>
          <table:table-cell table:formula="of:=[.K15]+IF([.L15]=&quot;女&quot;;5;0)" office:value-type="float" office:value="35" calcext:value-type="float">
            <text:p>35</text:p>
          </table:table-cell>
          <table:table-cell/>
          <table:table-cell table:formula="of:=VLOOKUP([.$G15];[.$H$3:.$N$999];[.P$2];FALSE())" office:value-type="string" office:string-value="水箭龜" calcext:value-type="string">
            <text:p>水箭龜</text:p>
          </table:table-cell>
          <table:table-cell table:style-name="ce4" table:formula="of:=VLOOKUP([.$G15];[.$H$3:.$N$1000];[.Q$2];FALSE())" office:value-type="string" office:string-value="T467973549" calcext:value-type="string">
            <text:p>T467973549</text:p>
          </table:table-cell>
          <table:table-cell table:formula="of:=VLOOKUP([.$G15];[.$H$3:.$N$999];[.R$2];FALSE())" office:value-type="float" office:value="50" calcext:value-type="float">
            <text:p>50</text:p>
          </table:table-cell>
          <table:table-cell table:formula="of:=VLOOKUP([.$G15];[.$H$3:.$N$999];[.S$2];FALSE())" office:value-type="string" office:string-value="男" calcext:value-type="string">
            <text:p>男</text:p>
          </table:table-cell>
          <table:table-cell table:formula="of:=VLOOKUP([.$G15];[.$H$3:.$N$999];[.T$2];FALSE())" office:value-type="string" office:string-value="腸病毒" calcext:value-type="string">
            <text:p>腸病毒</text:p>
          </table:table-cell>
          <table:table-cell table:formula="of:=VLOOKUP([.$G15];[.$H$3:.$N$999];[.U$2];FALSE())" office:value-type="float" office:value="50" calcext:value-type="float">
            <text:p>50</text:p>
          </table:table-cell>
          <table:table-cell table:formula="of:=COUNTIF([.U$3:.U$999];[.U15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15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小拉達</text:p>
          </table:table-cell>
          <table:table-cell office:value-type="string" calcext:value-type="string">
            <text:p>V9336034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ANK([.N16];[.N$3:.N$999];1)+COUNTIF([.N$3:.N16];[.N16])-1" office:value-type="float" office:value="4" calcext:value-type="float">
            <text:p>4</text:p>
          </table:table-cell>
          <table:table-cell office:value-type="string" calcext:value-type="string">
            <text:p>小拉達</text:p>
          </table:table-cell>
          <table:table-cell office:value-type="string" calcext:value-type="string">
            <text:p>V933603477</text:p>
          </table:table-cell>
          <table:table-cell table:formula="of:=FLOOR([.C16]/[.K$2])*[.K$2]" office:value-type="float" office:value="30" calcext:value-type="float">
            <text:p>30</text:p>
          </table:table-cell>
          <table:table-cell table:formula="of:=[.D16]" office:value-type="string" office:string-value="男" calcext:value-type="string">
            <text:p>男</text:p>
          </table:table-cell>
          <table:table-cell table:formula="of:=[.E16]" office:value-type="string" office:string-value="腸病毒" calcext:value-type="string">
            <text:p>腸病毒</text:p>
          </table:table-cell>
          <table:table-cell table:formula="of:=[.K16]+IF([.L16]=&quot;女&quot;;5;0)" office:value-type="float" office:value="30" calcext:value-type="float">
            <text:p>30</text:p>
          </table:table-cell>
          <table:table-cell/>
          <table:table-cell table:formula="of:=VLOOKUP([.$G16];[.$H$3:.$N$999];[.P$2];FALSE())" office:value-type="string" office:string-value="穿山鼠" calcext:value-type="string">
            <text:p>穿山鼠</text:p>
          </table:table-cell>
          <table:table-cell table:style-name="ce4" table:formula="of:=VLOOKUP([.$G16];[.$H$3:.$N$1000];[.Q$2];FALSE())" office:value-type="string" office:string-value="J947823619" calcext:value-type="string">
            <text:p>J947823619</text:p>
          </table:table-cell>
          <table:table-cell table:formula="of:=VLOOKUP([.$G16];[.$H$3:.$N$999];[.R$2];FALSE())" office:value-type="float" office:value="50" calcext:value-type="float">
            <text:p>50</text:p>
          </table:table-cell>
          <table:table-cell table:formula="of:=VLOOKUP([.$G16];[.$H$3:.$N$999];[.S$2];FALSE())" office:value-type="string" office:string-value="女" calcext:value-type="string">
            <text:p>女</text:p>
          </table:table-cell>
          <table:table-cell table:formula="of:=VLOOKUP([.$G16];[.$H$3:.$N$999];[.T$2];FALSE())" office:value-type="string" office:string-value="青光眼" calcext:value-type="string">
            <text:p>青光眼</text:p>
          </table:table-cell>
          <table:table-cell table:formula="of:=VLOOKUP([.$G16];[.$H$3:.$N$999];[.U$2];FALSE())" office:value-type="float" office:value="55" calcext:value-type="float">
            <text:p>55</text:p>
          </table:table-cell>
          <table:table-cell table:formula="of:=COUNTIF([.U$3:.U$999];[.U16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6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穿山鼠</text:p>
          </table:table-cell>
          <table:table-cell office:value-type="string" calcext:value-type="string">
            <text:p>J9478236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青光眼</text:p>
          </table:table-cell>
          <table:table-cell/>
          <table:table-cell office:value-type="float" office:value="15" calcext:value-type="float">
            <text:p>15</text:p>
          </table:table-cell>
          <table:table-cell table:formula="of:=RANK([.N17];[.N$3:.N$999];1)+COUNTIF([.N$3:.N17];[.N17])-1" office:value-type="float" office:value="14" calcext:value-type="float">
            <text:p>14</text:p>
          </table:table-cell>
          <table:table-cell office:value-type="string" calcext:value-type="string">
            <text:p>穿山鼠</text:p>
          </table:table-cell>
          <table:table-cell office:value-type="string" calcext:value-type="string">
            <text:p>J947823619</text:p>
          </table:table-cell>
          <table:table-cell table:formula="of:=FLOOR([.C17]/[.K$2])*[.K$2]" office:value-type="float" office:value="50" calcext:value-type="float">
            <text:p>50</text:p>
          </table:table-cell>
          <table:table-cell table:formula="of:=[.D17]" office:value-type="string" office:string-value="女" calcext:value-type="string">
            <text:p>女</text:p>
          </table:table-cell>
          <table:table-cell table:formula="of:=[.E17]" office:value-type="string" office:string-value="青光眼" calcext:value-type="string">
            <text:p>青光眼</text:p>
          </table:table-cell>
          <table:table-cell table:formula="of:=[.K17]+IF([.L17]=&quot;女&quot;;5;0)" office:value-type="float" office:value="55" calcext:value-type="float">
            <text:p>55</text:p>
          </table:table-cell>
          <table:table-cell/>
          <table:table-cell table:formula="of:=VLOOKUP([.$G17];[.$H$3:.$N$999];[.P$2];FALSE())" office:value-type="string" office:string-value="尼多蘭" calcext:value-type="string">
            <text:p>尼多蘭</text:p>
          </table:table-cell>
          <table:table-cell table:style-name="ce4" table:formula="of:=VLOOKUP([.$G17];[.$H$3:.$N$1000];[.Q$2];FALSE())" office:value-type="string" office:string-value="N288677950" calcext:value-type="string">
            <text:p>N288677950</text:p>
          </table:table-cell>
          <table:table-cell table:formula="of:=VLOOKUP([.$G17];[.$H$3:.$N$999];[.R$2];FALSE())" office:value-type="float" office:value="50" calcext:value-type="float">
            <text:p>50</text:p>
          </table:table-cell>
          <table:table-cell table:formula="of:=VLOOKUP([.$G17];[.$H$3:.$N$999];[.S$2];FALSE())" office:value-type="string" office:string-value="女" calcext:value-type="string">
            <text:p>女</text:p>
          </table:table-cell>
          <table:table-cell table:formula="of:=VLOOKUP([.$G17];[.$H$3:.$N$999];[.T$2];FALSE())" office:value-type="string" office:string-value="青光眼" calcext:value-type="string">
            <text:p>青光眼</text:p>
          </table:table-cell>
          <table:table-cell table:formula="of:=VLOOKUP([.$G17];[.$H$3:.$N$999];[.U$2];FALSE())" office:value-type="float" office:value="55" calcext:value-type="float">
            <text:p>55</text:p>
          </table:table-cell>
          <table:table-cell table:formula="of:=COUNTIF([.U$3:.U$999];[.U17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7] 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尼多蘭</text:p>
          </table:table-cell>
          <table:table-cell office:value-type="string" calcext:value-type="string">
            <text:p>N2886779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青光眼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ANK([.N18];[.N$3:.N$999];1)+COUNTIF([.N$3:.N18];[.N18])-1" office:value-type="float" office:value="15" calcext:value-type="float">
            <text:p>15</text:p>
          </table:table-cell>
          <table:table-cell office:value-type="string" calcext:value-type="string">
            <text:p>尼多蘭</text:p>
          </table:table-cell>
          <table:table-cell office:value-type="string" calcext:value-type="string">
            <text:p>N288677950</text:p>
          </table:table-cell>
          <table:table-cell table:formula="of:=FLOOR([.C18]/[.K$2])*[.K$2]" office:value-type="float" office:value="50" calcext:value-type="float">
            <text:p>50</text:p>
          </table:table-cell>
          <table:table-cell table:formula="of:=[.D18]" office:value-type="string" office:string-value="女" calcext:value-type="string">
            <text:p>女</text:p>
          </table:table-cell>
          <table:table-cell table:formula="of:=[.E18]" office:value-type="string" office:string-value="青光眼" calcext:value-type="string">
            <text:p>青光眼</text:p>
          </table:table-cell>
          <table:table-cell table:formula="of:=[.K18]+IF([.L18]=&quot;女&quot;;5;0)" office:value-type="float" office:value="55" calcext:value-type="float">
            <text:p>55</text:p>
          </table:table-cell>
          <table:table-cell/>
          <table:table-cell table:formula="of:=VLOOKUP([.$G18];[.$H$3:.$N$999];[.P$2];FALSE())" office:value-type="string" office:string-value="大嘴雀" calcext:value-type="string">
            <text:p>大嘴雀</text:p>
          </table:table-cell>
          <table:table-cell table:style-name="ce4" table:formula="of:=VLOOKUP([.$G18];[.$H$3:.$N$1000];[.Q$2];FALSE())" office:value-type="string" office:string-value="W918859832" calcext:value-type="string">
            <text:p>W918859832</text:p>
          </table:table-cell>
          <table:table-cell table:formula="of:=VLOOKUP([.$G18];[.$H$3:.$N$999];[.R$2];FALSE())" office:value-type="float" office:value="60" calcext:value-type="float">
            <text:p>60</text:p>
          </table:table-cell>
          <table:table-cell table:formula="of:=VLOOKUP([.$G18];[.$H$3:.$N$999];[.S$2];FALSE())" office:value-type="string" office:string-value="男" calcext:value-type="string">
            <text:p>男</text:p>
          </table:table-cell>
          <table:table-cell table:formula="of:=VLOOKUP([.$G18];[.$H$3:.$N$999];[.T$2];FALSE())" office:value-type="string" office:string-value="青光眼" calcext:value-type="string">
            <text:p>青光眼</text:p>
          </table:table-cell>
          <table:table-cell table:formula="of:=VLOOKUP([.$G18];[.$H$3:.$N$999];[.U$2];FALSE())" office:value-type="float" office:value="60" calcext:value-type="float">
            <text:p>60</text:p>
          </table:table-cell>
          <table:table-cell table:formula="of:=COUNTIF([.U$3:.U$999];[.U18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18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大嘴雀</text:p>
          </table:table-cell>
          <table:table-cell office:value-type="string" calcext:value-type="string">
            <text:p>W91885983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青光眼</text:p>
          </table:table-cell>
          <table:table-cell/>
          <table:table-cell office:value-type="float" office:value="17" calcext:value-type="float">
            <text:p>17</text:p>
          </table:table-cell>
          <table:table-cell table:formula="of:=RANK([.N19];[.N$3:.N$999];1)+COUNTIF([.N$3:.N19];[.N19])-1" office:value-type="float" office:value="16" calcext:value-type="float">
            <text:p>16</text:p>
          </table:table-cell>
          <table:table-cell office:value-type="string" calcext:value-type="string">
            <text:p>大嘴雀</text:p>
          </table:table-cell>
          <table:table-cell office:value-type="string" calcext:value-type="string">
            <text:p>W918859832</text:p>
          </table:table-cell>
          <table:table-cell table:formula="of:=FLOOR([.C19]/[.K$2])*[.K$2]" office:value-type="float" office:value="60" calcext:value-type="float">
            <text:p>60</text:p>
          </table:table-cell>
          <table:table-cell table:formula="of:=[.D19]" office:value-type="string" office:string-value="男" calcext:value-type="string">
            <text:p>男</text:p>
          </table:table-cell>
          <table:table-cell table:formula="of:=[.E19]" office:value-type="string" office:string-value="青光眼" calcext:value-type="string">
            <text:p>青光眼</text:p>
          </table:table-cell>
          <table:table-cell table:formula="of:=[.K19]+IF([.L19]=&quot;女&quot;;5;0)" office:value-type="float" office:value="60" calcext:value-type="float">
            <text:p>60</text:p>
          </table:table-cell>
          <table:table-cell/>
          <table:table-cell table:formula="of:=VLOOKUP([.$G19];[.$H$3:.$N$999];[.P$2];FALSE())" office:value-type="string" office:string-value="阿柏蛇" calcext:value-type="string">
            <text:p>阿柏蛇</text:p>
          </table:table-cell>
          <table:table-cell table:style-name="ce4" table:formula="of:=VLOOKUP([.$G19];[.$H$3:.$N$1000];[.Q$2];FALSE())" office:value-type="string" office:string-value="E435660009" calcext:value-type="string">
            <text:p>E435660009</text:p>
          </table:table-cell>
          <table:table-cell table:formula="of:=VLOOKUP([.$G19];[.$H$3:.$N$999];[.R$2];FALSE())" office:value-type="float" office:value="60" calcext:value-type="float">
            <text:p>60</text:p>
          </table:table-cell>
          <table:table-cell table:formula="of:=VLOOKUP([.$G19];[.$H$3:.$N$999];[.S$2];FALSE())" office:value-type="string" office:string-value="男" calcext:value-type="string">
            <text:p>男</text:p>
          </table:table-cell>
          <table:table-cell table:formula="of:=VLOOKUP([.$G19];[.$H$3:.$N$999];[.T$2];FALSE())" office:value-type="string" office:string-value="腸病毒" calcext:value-type="string">
            <text:p>腸病毒</text:p>
          </table:table-cell>
          <table:table-cell table:formula="of:=VLOOKUP([.$G19];[.$H$3:.$N$999];[.U$2];FALSE())" office:value-type="float" office:value="60" calcext:value-type="float">
            <text:p>60</text:p>
          </table:table-cell>
          <table:table-cell table:formula="of:=COUNTIF([.U$3:.U$999];[.U19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19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阿柏蛇</text:p>
          </table:table-cell>
          <table:table-cell office:value-type="string" calcext:value-type="string">
            <text:p>E4356600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ANK([.N20];[.N$3:.N$999];1)+COUNTIF([.N$3:.N20];[.N20])-1" office:value-type="float" office:value="17" calcext:value-type="float">
            <text:p>17</text:p>
          </table:table-cell>
          <table:table-cell office:value-type="string" calcext:value-type="string">
            <text:p>阿柏蛇</text:p>
          </table:table-cell>
          <table:table-cell office:value-type="string" calcext:value-type="string">
            <text:p>E435660009</text:p>
          </table:table-cell>
          <table:table-cell table:formula="of:=FLOOR([.C20]/[.K$2])*[.K$2]" office:value-type="float" office:value="60" calcext:value-type="float">
            <text:p>60</text:p>
          </table:table-cell>
          <table:table-cell table:formula="of:=[.D20]" office:value-type="string" office:string-value="男" calcext:value-type="string">
            <text:p>男</text:p>
          </table:table-cell>
          <table:table-cell table:formula="of:=[.E20]" office:value-type="string" office:string-value="腸病毒" calcext:value-type="string">
            <text:p>腸病毒</text:p>
          </table:table-cell>
          <table:table-cell table:formula="of:=[.K20]+IF([.L20]=&quot;女&quot;;5;0)" office:value-type="float" office:value="60" calcext:value-type="float">
            <text:p>60</text:p>
          </table:table-cell>
          <table:table-cell/>
          <table:table-cell table:formula="of:=VLOOKUP([.$G20];[.$H$3:.$N$999];[.P$2];FALSE())" office:value-type="string" office:string-value="穿山王" calcext:value-type="string">
            <text:p>穿山王</text:p>
          </table:table-cell>
          <table:table-cell table:style-name="ce4" table:formula="of:=VLOOKUP([.$G20];[.$H$3:.$N$1000];[.Q$2];FALSE())" office:value-type="string" office:string-value="H308914605" calcext:value-type="string">
            <text:p>H308914605</text:p>
          </table:table-cell>
          <table:table-cell table:formula="of:=VLOOKUP([.$G20];[.$H$3:.$N$999];[.R$2];FALSE())" office:value-type="float" office:value="60" calcext:value-type="float">
            <text:p>60</text:p>
          </table:table-cell>
          <table:table-cell table:formula="of:=VLOOKUP([.$G20];[.$H$3:.$N$999];[.S$2];FALSE())" office:value-type="string" office:string-value="男" calcext:value-type="string">
            <text:p>男</text:p>
          </table:table-cell>
          <table:table-cell table:formula="of:=VLOOKUP([.$G20];[.$H$3:.$N$999];[.T$2];FALSE())" office:value-type="string" office:string-value="腸病毒" calcext:value-type="string">
            <text:p>腸病毒</text:p>
          </table:table-cell>
          <table:table-cell table:formula="of:=VLOOKUP([.$G20];[.$H$3:.$N$999];[.U$2];FALSE())" office:value-type="float" office:value="60" calcext:value-type="float">
            <text:p>60</text:p>
          </table:table-cell>
          <table:table-cell table:formula="of:=COUNTIF([.U$3:.U$999];[.U20])" office:value-type="float" office:value="3" calcext:value-type="float">
            <text:p>3</text:p>
          </table:table-cell>
          <table:table-cell table:formula="of:=1/COUNTIFS([.T$2:.T$999];[.T$2:.T$999];[.U$2:.U$999];[.U$2:.U$999])" office:value-type="float" office:value="0.5" calcext:value-type="float">
            <text:p>0.50</text:p>
          </table:table-cell>
          <table:table-cell table:formula="of:=SUMPRODUCT([.W$3:.W$999]; [.U$3:.U$999]=[.U20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皮卡丘</text:p>
          </table:table-cell>
          <table:table-cell office:value-type="string" calcext:value-type="string">
            <text:p>Q9462347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腎結石</text:p>
          </table:table-cell>
          <table:table-cell/>
          <table:table-cell office:value-type="float" office:value="19" calcext:value-type="float">
            <text:p>19</text:p>
          </table:table-cell>
          <table:table-cell table:formula="of:=RANK([.N21];[.N$3:.N$999];1)+COUNTIF([.N$3:.N21];[.N21])-1" office:value-type="float" office:value="11" calcext:value-type="float">
            <text:p>11</text:p>
          </table:table-cell>
          <table:table-cell office:value-type="string" calcext:value-type="string">
            <text:p>皮卡丘</text:p>
          </table:table-cell>
          <table:table-cell office:value-type="string" calcext:value-type="string">
            <text:p>Q946234788</text:p>
          </table:table-cell>
          <table:table-cell table:formula="of:=FLOOR([.C21]/[.K$2])*[.K$2]" office:value-type="float" office:value="40" calcext:value-type="float">
            <text:p>40</text:p>
          </table:table-cell>
          <table:table-cell table:formula="of:=[.D21]" office:value-type="string" office:string-value="女" calcext:value-type="string">
            <text:p>女</text:p>
          </table:table-cell>
          <table:table-cell table:formula="of:=[.E21]" office:value-type="string" office:string-value="腎結石" calcext:value-type="string">
            <text:p>腎結石</text:p>
          </table:table-cell>
          <table:table-cell table:formula="of:=[.K21]+IF([.L21]=&quot;女&quot;;5;0)" office:value-type="float" office:value="45" calcext:value-type="float">
            <text:p>45</text:p>
          </table:table-cell>
          <table:table-cell/>
          <table:table-cell table:formula="of:=VLOOKUP([.$G21];[.$H$3:.$N$999];[.P$2];FALSE())" office:value-type="string" office:string-value="妙蛙花" calcext:value-type="string">
            <text:p>妙蛙花</text:p>
          </table:table-cell>
          <table:table-cell table:style-name="ce4" table:formula="of:=VLOOKUP([.$G21];[.$H$3:.$N$1000];[.Q$2];FALSE())" office:value-type="string" office:string-value="F939746887" calcext:value-type="string">
            <text:p>F939746887</text:p>
          </table:table-cell>
          <table:table-cell table:formula="of:=VLOOKUP([.$G21];[.$H$3:.$N$999];[.R$2];FALSE())" office:value-type="float" office:value="60" calcext:value-type="float">
            <text:p>60</text:p>
          </table:table-cell>
          <table:table-cell table:formula="of:=VLOOKUP([.$G21];[.$H$3:.$N$999];[.S$2];FALSE())" office:value-type="string" office:string-value="女" calcext:value-type="string">
            <text:p>女</text:p>
          </table:table-cell>
          <table:table-cell table:formula="of:=VLOOKUP([.$G21];[.$H$3:.$N$999];[.T$2];FALSE())" office:value-type="string" office:string-value="肝硬化" calcext:value-type="string">
            <text:p>肝硬化</text:p>
          </table:table-cell>
          <table:table-cell table:formula="of:=VLOOKUP([.$G21];[.$H$3:.$N$999];[.U$2];FALSE())" office:value-type="float" office:value="65" calcext:value-type="float">
            <text:p>65</text:p>
          </table:table-cell>
          <table:table-cell table:formula="of:=COUNTIF([.U$3:.U$999];[.U21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21] 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穿山王</text:p>
          </table:table-cell>
          <table:table-cell office:value-type="string" calcext:value-type="string">
            <text:p>H3089146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腸病毒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ANK([.N22];[.N$3:.N$999];1)+COUNTIF([.N$3:.N22];[.N22])-1" office:value-type="float" office:value="18" calcext:value-type="float">
            <text:p>18</text:p>
          </table:table-cell>
          <table:table-cell office:value-type="string" calcext:value-type="string">
            <text:p>穿山王</text:p>
          </table:table-cell>
          <table:table-cell office:value-type="string" calcext:value-type="string">
            <text:p>H308914605</text:p>
          </table:table-cell>
          <table:table-cell table:formula="of:=FLOOR([.C22]/[.K$2])*[.K$2]" office:value-type="float" office:value="60" calcext:value-type="float">
            <text:p>60</text:p>
          </table:table-cell>
          <table:table-cell table:formula="of:=[.D22]" office:value-type="string" office:string-value="男" calcext:value-type="string">
            <text:p>男</text:p>
          </table:table-cell>
          <table:table-cell table:formula="of:=[.E22]" office:value-type="string" office:string-value="腸病毒" calcext:value-type="string">
            <text:p>腸病毒</text:p>
          </table:table-cell>
          <table:table-cell table:formula="of:=[.K22]+IF([.L22]=&quot;女&quot;;5;0)" office:value-type="float" office:value="60" calcext:value-type="float">
            <text:p>60</text:p>
          </table:table-cell>
          <table:table-cell/>
          <table:table-cell table:formula="of:=VLOOKUP([.$G22];[.$H$3:.$N$999];[.P$2];FALSE())" office:value-type="string" office:string-value="卡咪龜" calcext:value-type="string">
            <text:p>卡咪龜</text:p>
          </table:table-cell>
          <table:table-cell table:style-name="ce4" table:formula="of:=VLOOKUP([.$G22];[.$H$3:.$N$1000];[.Q$2];FALSE())" office:value-type="string" office:string-value="K946254091" calcext:value-type="string">
            <text:p>K946254091</text:p>
          </table:table-cell>
          <table:table-cell table:formula="of:=VLOOKUP([.$G22];[.$H$3:.$N$999];[.R$2];FALSE())" office:value-type="float" office:value="60" calcext:value-type="float">
            <text:p>60</text:p>
          </table:table-cell>
          <table:table-cell table:formula="of:=VLOOKUP([.$G22];[.$H$3:.$N$999];[.S$2];FALSE())" office:value-type="string" office:string-value="女" calcext:value-type="string">
            <text:p>女</text:p>
          </table:table-cell>
          <table:table-cell table:formula="of:=VLOOKUP([.$G22];[.$H$3:.$N$999];[.T$2];FALSE())" office:value-type="string" office:string-value="青光眼" calcext:value-type="string">
            <text:p>青光眼</text:p>
          </table:table-cell>
          <table:table-cell table:formula="of:=VLOOKUP([.$G22];[.$H$3:.$N$999];[.U$2];FALSE())" office:value-type="float" office:value="65" calcext:value-type="float">
            <text:p>65</text:p>
          </table:table-cell>
          <table:table-cell table:formula="of:=COUNTIF([.U$3:.U$999];[.U22])" office:value-type="float" office:value="2" calcext:value-type="float">
            <text:p>2</text:p>
          </table:table-cell>
          <table:table-cell table:formula="of:=1/COUNTIFS([.T$2:.T$999];[.T$2:.T$999];[.U$2:.U$999];[.U$2:.U$999])" office:value-type="float" office:value="1" calcext:value-type="float">
            <text:p>1.00</text:p>
          </table:table-cell>
          <table:table-cell table:formula="of:=SUMPRODUCT([.W$3:.W$999]; [.U$3:.U$999]=[.U22] )" office:value-type="float" office:value="2" calcext:value-type="float">
            <text:p>2</text:p>
          </table:table-cell>
          <table:table-cell table:number-columns-repeated="994"/>
        </table:table-row>
        <table:table-row table:style-name="ro1" table:number-rows-repeated="1048553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'pm-medical'.N3:'pm-medical'.N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00/00/00</text:date>, <text:time style:data-style-name="N2" text:time-value="16:37:18.08105522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5T17:05:23.559632467</dc:date>
    <meta:editing-duration>PT22M31S</meta:editing-duration>
    <meta:editing-cycles>7</meta:editing-cycles>
    <meta:document-statistic meta:table-count="1" meta:cell-count="460" meta:object-count="0"/>
  </office:meta>
</office:document-meta>
</file>